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2c001e" draw:marker-start-width="0.275cm" draw:marker-end-width="0.2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2c001e" draw:marker-start-width="0.275cm" draw:marker-end-width="0.2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3cm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draw:marker-end="" draw:fill="none" fo:min-height="0.719cm"/>
    </style:style>
    <style:style style:name="gr7" style:family="graphic" style:parent-style-name="standard">
      <style:graphic-properties draw:stroke="none" draw:fill="none" fo:min-height="0.719cm"/>
    </style:style>
    <style:style style:name="gr8" style:family="graphic" style:parent-style-name="standard">
      <style:graphic-properties draw:stroke="none" draw:fill="none" draw:fill-color="#b2b2b2" fo:min-height="0.719cm"/>
    </style:style>
    <style:style style:name="P1" style:family="paragraph">
      <style:paragraph-properties fo:text-align="center"/>
    </style:style>
    <style:style style:name="T1" style:family="text">
      <style:text-properties style:text-position="-10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1cm" svg:x="5.498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5.499cm" svg:y="6.903cm">
          <text:p text:style-name="P1">h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9.498cm" svg:y="6.902cm">
          <text:p text:style-name="P1">h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13.5cm" svg:y="6.904cm">
          <text:p text:style-name="P1">h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3.599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3.6cm" svg:y="11.2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7.599cm" svg:y="11.202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1.601cm" svg:y="11.2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5.601cm" svg:y="11.204cm">
          <text:p text:style-name="P1">v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498cm" svg:y1="11.502cm" svg:x2="9.798cm" svg:y2="8.702cm">
          <text:p/>
        </draw:line>
        <draw:line draw:style-name="gr5" draw:text-style-name="P1" draw:layer="layout" svg:x1="8.698cm" svg:y1="11.202cm" svg:x2="10.098cm" svg:y2="8.902cm">
          <text:p/>
        </draw:line>
        <draw:line draw:style-name="gr5" draw:text-style-name="P1" draw:layer="layout" svg:x1="12.498cm" svg:y1="11.202cm" svg:x2="11.098cm" svg:y2="8.902cm">
          <text:p/>
        </draw:line>
        <draw:line draw:style-name="gr5" draw:text-style-name="P1" draw:layer="layout" svg:x1="15.898cm" svg:y1="11.502cm" svg:x2="11.398cm" svg:y2="8.702cm">
          <text:p/>
        </draw:line>
        <draw:line draw:style-name="gr5" draw:text-style-name="P1" draw:layer="layout" svg:x1="4.698cm" svg:y1="11.202cm" svg:x2="6.098cm" svg:y2="8.902cm">
          <text:p/>
        </draw:line>
        <draw:line draw:style-name="gr5" draw:text-style-name="P1" draw:layer="layout" svg:x1="8.398cm" svg:y1="11.202cm" svg:x2="7.098cm" svg:y2="8.902cm">
          <text:p/>
        </draw:line>
        <draw:line draw:style-name="gr5" draw:text-style-name="P1" draw:layer="layout" svg:x1="11.898cm" svg:y1="11.502cm" svg:x2="7.398cm" svg:y2="8.702cm">
          <text:p/>
        </draw:line>
        <draw:line draw:style-name="gr5" draw:text-style-name="P1" draw:layer="layout" svg:x1="15.698cm" svg:y1="11.702cm" svg:x2="7.498cm" svg:y2="8.502cm">
          <text:p/>
        </draw:line>
        <draw:line draw:style-name="gr5" draw:text-style-name="P1" draw:layer="layout" svg:x1="16.398cm" svg:y1="11.202cm" svg:x2="15.098cm" svg:y2="8.902cm">
          <text:p/>
        </draw:line>
        <draw:line draw:style-name="gr5" draw:text-style-name="P1" draw:layer="layout" svg:x1="12.798cm" svg:y1="11.202cm" svg:x2="14.198cm" svg:y2="8.902cm">
          <text:p/>
        </draw:line>
        <draw:line draw:style-name="gr5" draw:text-style-name="P1" draw:layer="layout" svg:x1="9.498cm" svg:y1="11.502cm" svg:x2="13.798cm" svg:y2="8.702cm">
          <text:p/>
        </draw:line>
        <draw:line draw:style-name="gr5" draw:text-style-name="P1" draw:layer="layout" svg:x1="5.698cm" svg:y1="11.802cm" svg:x2="13.698cm" svg:y2="8.502cm">
          <text:p/>
        </draw:line>
        <draw:frame draw:style-name="gr6" draw:text-style-name="P1" draw:layer="layout" svg:width="1.523cm" svg:height="0.969cm" svg:x="3.978cm" svg:y="9.431cm">
          <draw:text-box>
            <text:p text:style-name="P1">W</text:p>
          </draw:text-box>
        </draw:frame>
        <draw:frame draw:style-name="gr7" draw:text-style-name="P1" draw:layer="layout" svg:width="1.4cm" svg:height="0.969cm" svg:x="14.101cm" svg:y="11.8cm">
          <draw:text-box>
            <text:p text:style-name="P1">...</text:p>
          </draw:text-box>
        </draw:frame>
        <draw:frame draw:style-name="gr8" draw:text-style-name="P1" draw:layer="layout" svg:width="1.4cm" svg:height="0.969cm" svg:x="11.901cm" svg:y="7.3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09:56:53.244016906</meta:creation-date>
    <dc:date>2017-05-11T09:58:23.871004149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